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2ee" officeooo:paragraph-rsid="00029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jolaine Cos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9:48:28.072000000</meta:creation-date>
    <dc:date>2017-04-24T09:48:51.117000000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5.0.6.3$Windows_x86 LibreOffice_project/490fc03b25318460cfc54456516ea2519c11d1aa</meta:generator>
  </office:meta>
</office:document-meta>
</file>